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D00000248B1E04982F09DD199.png" manifest:media-type="image/png"/>
  <manifest:file-entry manifest:full-path="Pictures/10000000000001C900000258A139802F23A2AADF.png" manifest:media-type="image/png"/>
  <manifest:file-entry manifest:full-path="Pictures/10000000000001C9000002580C34409D3203F462.png" manifest:media-type="image/png"/>
  <manifest:file-entry manifest:full-path="Pictures/10000000000001C900000258AF9113576A1519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placeholder="true">
          <draw:text-box/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draw:style-name="gr2" draw:text-style-name="P2" draw:layer="layout" svg:width="15.993cm" svg:height="20.999cm" svg:x="6cm" svg:y="0cm">
          <draw:image xlink:href="Pictures/10000000000001C900000258AF9113576A1519C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>
        <office:forms form:automatic-focus="false" form:apply-design-mode="false"/>
        <draw:frame draw:style-name="gr2" draw:text-style-name="P2" draw:layer="layout" svg:width="15.993cm" svg:height="20.999cm" svg:x="6.4cm" svg:y="0cm">
          <draw:image xlink:href="Pictures/10000000000001C9000002580C34409D3203F46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>
        <office:forms form:automatic-focus="false" form:apply-design-mode="false"/>
        <draw:frame draw:style-name="gr2" draw:text-style-name="P2" draw:layer="layout" svg:width="15.993cm" svg:height="20.999cm" svg:x="6.115cm" svg:y="0.165cm">
          <draw:image xlink:href="Pictures/10000000000001C900000258A139802F23A2AA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>
        <office:forms form:automatic-focus="false" form:apply-design-mode="false"/>
        <draw:frame draw:style-name="gr2" draw:text-style-name="P2" draw:layer="layout" svg:width="15.131cm" svg:height="20.598cm" svg:x="6.545cm" svg:y="0.365cm">
          <draw:image xlink:href="Pictures/10000000000001AD00000248B1E04982F09DD19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09:21:46.250648928</meta:creation-date>
    <meta:editing-duration>PT27M23S</meta:editing-duration>
    <meta:editing-cycles>2</meta:editing-cycles>
    <meta:generator>LibreOffice/6.1.5.2$Linux_X86_64 LibreOffice_project/10$Build-2</meta:generator>
    <dc:title>Impress</dc:title>
    <dc:date>2019-02-27T09:49:08.981748484</dc:date>
    <meta:document-statistic meta:object-count="50"/>
  </office:meta>
</office:document-meta>
</file>